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Map Mak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Neutron Star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Debri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Clou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Fores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1</text:p>
          </table:table-cell>
          <table:table-cell office:value-type="string" calcext:value-type="string">
            <text:p>Terrain, Neutron Star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2</text:p>
          </table:table-cell>
          <table:table-cell office:value-type="string" calcext:value-type="string">
            <text:p>Terrain, Debri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3</text:p>
          </table:table-cell>
          <table:table-cell office:value-type="string" calcext:value-type="string">
            <text:p>Terrain, Clou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Neutron Star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Debri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Clou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9];[.A83])" office:value-type="float" office:value="52" calcext:value-type="float" table:number-columns-spanned="2" table:number-rows-spanned="1">
            <text:p>52</text:p>
          </table:table-cell>
          <table:covered-table-cell/>
          <table:table-cell table:style-name="ce12" table:formula="of:=COUNTIF([.$F$8:.$F$79];[.A83])" office:value-type="float" office:value="52" calcext:value-type="float" table:number-columns-spanned="2" table:number-rows-spanned="1">
            <text:p>52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9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4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9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9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6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9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7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9];[.A88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8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calcext:conditional-formats>
          <calcext:conditional-format calcext:target-range-address="'DATE (YY-MM-DD)'.F39:'DATE (YY-MM-DD)'.F41 'DATE (YY-MM-DD)'.F43:'DATE (YY-MM-DD)'.F43 'DATE (YY-MM-DD)'.F45:'DATE (YY-MM-DD)'.F48 'DATE (YY-MM-DD)'.F50:'DATE (YY-MM-DD)'.F53 'DATE (YY-MM-DD)'.F55:'DATE (YY-MM-DD)'.F55 'DATE (YY-MM-DD)'.F57:'DATE (YY-MM-DD)'.F58 'DATE (YY-MM-DD)'.F60:'DATE (YY-MM-DD)'.F62 'DATE (YY-MM-DD)'.F64:'DATE (YY-MM-DD)'.F71 'DATE (YY-MM-DD)'.F73:'DATE (YY-MM-DD)'.F73 'DATE (YY-MM-DD)'.F75:'DATE (YY-MM-DD)'.F75 'DATE (YY-MM-DD)'.F77:'DATE (YY-MM-DD)'.F77 'DATE (YY-MM-DD)'.F79:'DATE (YY-MM-DD)'.F79 'DATE (YY-MM-DD)'.D39:'DATE (YY-MM-DD)'.D41 'DATE (YY-MM-DD)'.D43:'DATE (YY-MM-DD)'.D43 'DATE (YY-MM-DD)'.D45:'DATE (YY-MM-DD)'.D48 'DATE (YY-MM-DD)'.D50:'DATE (YY-MM-DD)'.D53 'DATE (YY-MM-DD)'.D55:'DATE (YY-MM-DD)'.D55 'DATE (YY-MM-DD)'.D57:'DATE (YY-MM-DD)'.D58 'DATE (YY-MM-DD)'.D60:'DATE (YY-MM-DD)'.D62 'DATE (YY-MM-DD)'.D64:'DATE (YY-MM-DD)'.D71 'DATE (YY-MM-DD)'.D73:'DATE (YY-MM-DD)'.D73 'DATE (YY-MM-DD)'.D75:'DATE (YY-MM-DD)'.D75 'DATE (YY-MM-DD)'.D77:'DATE (YY-MM-DD)'.D77 'DATE (YY-MM-DD)'.D79:'DATE (YY-MM-DD)'.D79 'DATE (YY-MM-DD)'.D8:'DATE (YY-MM-DD)'.D36 'DATE (YY-MM-DD)'.F8:'DATE (YY-MM-DD)'.F36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3T21:35:15.101000000</dc:date>
    <meta:editing-duration>P2DT17H19M48S</meta:editing-duration>
    <meta:editing-cycles>209</meta:editing-cycles>
    <meta:generator>LibreOffice/24.8.1.2$Windows_X86_64 LibreOffice_project/87fa9aec1a63e70835390b81c40bb8993f1d4ff6</meta:generator>
    <meta:document-statistic meta:table-count="1" meta:cell-count="249" meta:object-count="0"/>
  </office:meta>
</office:document-meta>
</file>